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774" officeooo:paragraph-rsid="0014b774"/>
    </style:style>
    <style:style style:name="P2" style:family="paragraph" style:parent-style-name="Standard">
      <style:text-properties officeooo:rsid="0015a134" officeooo:paragraph-rsid="0015a134"/>
    </style:style>
    <style:style style:name="P3" style:family="paragraph" style:parent-style-name="Standard">
      <style:text-properties officeooo:rsid="00178a68" officeooo:paragraph-rsid="00178a68"/>
    </style:style>
    <style:style style:name="P4" style:family="paragraph" style:parent-style-name="Standard">
      <style:text-properties officeooo:rsid="0018358b" officeooo:paragraph-rsid="0018358b"/>
    </style:style>
    <style:style style:name="P5" style:family="paragraph" style:parent-style-name="Standard">
      <style:text-properties officeooo:rsid="001d1cc7" officeooo:paragraph-rsid="001d1cc7"/>
    </style:style>
    <style:style style:name="T1" style:family="text">
      <style:text-properties officeooo:rsid="0015a134"/>
    </style:style>
    <style:style style:name="T2" style:family="text">
      <style:text-properties officeooo:rsid="001a04ad"/>
    </style:style>
    <style:style style:name="T3" style:family="text">
      <style:text-properties officeooo:rsid="001bf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encias:</text:p>
      <text:p text:style-name="P1"><text:tab/>contador atómico</text:p>
      <text:p text:style-name="P1"><text:tab/><text:span text:style-name="T1">cuando pides un numero a la secuencia se genera un nuevo numero nunca creado</text:span></text:p>
      <text:p text:style-name="P1"/>
      <text:p text:style-name="P2">create sequence (nombre de la secuencia);</text:p>
      <text:p text:style-name="P2">currva(‘nombre de la secuencia’) → devuelve el ultimo valor generado por la secuencia.</text:p>
      <text:p text:style-name="P3">Nextval() → devuelve el siguiente valor de una secuencia.</text:p>
      <text:p text:style-name="P4">Bigseria = atajo para bigint + sequence;</text:p>
      <text:p text:style-name="P4"/>
      <text:p text:style-name="P4">- <text:span text:style-name="T2">create sequence contador start with 1 increment by -1; (da fallo)</text:span></text:p>
      <text:p text:style-name="P4">- <text:span text:style-name="T2">start with valor_iniciar</text:span></text:p>
      <text:p text:style-name="P4">- <text:span text:style-name="T2">increment by (valor de incremento de la secuencia)(positivo secuencia ascendente, si es negativo secuencia descendente)</text:span></text:p>
      <text:p text:style-name="P4">- <text:span text:style-name="T3">maxvalue (ascendente no tiene, descendente es -1)</text:span></text:p>
      <text:p text:style-name="P4">- <text:span text:style-name="T3">minvalue (ascendente 1, descendente no tiene)</text:span></text:p>
      <text:p text:style-name="P4"/>
      <text:p text:style-name="P5">Alter sequence: para alterar una secuencia</text:p>
      <text:p text:style-name="P5">Drop sequenc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8:43:31.409259243</meta:creation-date>
    <dc:date>2017-03-06T16:37:00.289836188</dc:date>
    <meta:editing-duration>PT51M4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07" meta:character-count="698" meta:non-whitespace-character-count="602"/>
  </office:meta>
</office:document-meta>
</file>